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tarSymbol" svg:font-family="Star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Calibri" svg:font-family="Calibri" style:font-family-generic="swiss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Footer">
      <style:text-properties fo:language="en" fo:country="US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4" style:family="paragraph" style:parent-style-name="Text_20_body">
      <style:text-properties fo:color="#336633" fo:font-size="14pt" fo:language="en" fo:country="US" style:font-size-asian="14pt" style:font-size-complex="14pt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Text_20_body">
      <style:text-properties fo:language="en" fo:country="US" fo:font-weight="bold" officeooo:paragraph-rsid="000f0265" style:font-weight-asian="bold" style:font-weight-complex="bold"/>
    </style:style>
    <style:style style:name="P7" style:family="paragraph" style:parent-style-name="Text_20_body">
      <style:text-properties fo:language="en" fo:country="US" officeooo:rsid="000f0265" officeooo:paragraph-rsid="000f0265"/>
    </style:style>
    <style:style style:name="P8" style:family="paragraph" style:parent-style-name="Text_20_body">
      <style:text-properties style:font-name="Calibri" fo:language="en" fo:country="US" style:text-underline-style="none" officeooo:rsid="000f0265" officeooo:paragraph-rsid="000f0265" style:font-name-asian="Webdings" style:font-name-complex="Webdings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language="en" fo:country="US" officeooo:rsid="000c6a96" officeooo:paragraph-rsid="000cecfc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language="en" fo:country="US" officeooo:paragraph-rsid="000cecfc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rsid="000c6a96" officeooo:paragraph-rsid="000c6a96"/>
    </style:style>
    <style:style style:name="P14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2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15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2" fo:font-size="12pt" fo:language="en" fo:country="US" style:font-size-asian="12pt" style:font-size-complex="12pt"/>
    </style:style>
    <style:style style:name="P16" style:family="paragraph" style:parent-style-name="Standard">
      <style:paragraph-properties fo:text-align="end" style:justify-single-word="false"/>
      <style:text-properties fo:color="#eeeeee" style:font-name="Calibri2" fo:font-size="12pt" fo:language="en" fo:country="US" fo:font-weight="bold" style:font-size-asian="12pt" style:font-weight-asian="bold" style:font-size-complex="12pt" style:font-weight-complex="bold"/>
    </style:style>
    <style:style style:name="P17" style:family="paragraph" style:parent-style-name="Standard">
      <style:text-properties fo:language="en" fo:country="US"/>
    </style:style>
    <style:style style:name="P18" style:family="paragraph" style:parent-style-name="Standard">
      <style:text-properties fo:font-variant="normal" fo:text-transform="none" fo:color="#336633" style:font-name="Calibri2" fo:font-size="24pt" fo:language="en" fo:country="US" fo:font-weight="normal" style:font-size-asian="24pt" style:font-weight-asian="normal" style:font-size-complex="24pt" style:font-weight-complex="normal"/>
    </style:style>
    <style:style style:name="P19" style:family="paragraph" style:parent-style-name="Standard">
      <style:text-properties fo:text-transform="uppercase" fo:color="#336633" style:font-name="Calibri2" fo:font-size="24pt" fo:language="en" fo:country="US" fo:font-weight="bold" style:font-size-asian="24pt" style:font-weight-asian="bold" style:font-size-complex="24pt" style:font-weight-complex="bold"/>
    </style:style>
    <style:style style:name="P20" style:family="paragraph" style:parent-style-name="Standard">
      <style:text-properties style:font-name="Calibri2" fo:font-size="24pt" fo:language="en" fo:country="US" fo:font-weight="bold" style:font-size-asian="24pt" style:font-weight-asian="bold" style:font-size-complex="24pt" style:font-weight-complex="bold"/>
    </style:style>
    <style:style style:name="P21" style:family="paragraph" style:parent-style-name="Standard">
      <style:text-properties style:font-name="Calibri2" fo:font-size="12pt" fo:language="en" fo:country="US" style:font-size-asian="12pt" style:font-size-complex="12pt"/>
    </style:style>
    <style:style style:name="P22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23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24" style:family="paragraph" style:parent-style-name="Titulo">
      <style:text-properties fo:language="en" fo:country="US"/>
    </style:style>
    <style:style style:name="P25" style:family="paragraph" style:parent-style-name="Titulo">
      <style:text-properties fo:font-variant="normal" fo:text-transform="none" fo:language="en" fo:country="US"/>
    </style:style>
    <style:style style:name="P26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27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2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28" style:family="paragraph" style:parent-style-name="Standard" style:master-page-name="First_20_Page">
      <style:paragraph-properties style:page-number="auto"/>
      <style:text-properties fo:language="en" fo:country="US"/>
    </style:style>
    <style:style style:name="P29" style:family="paragraph" style:parent-style-name="Standard" style:master-page-name="Standard">
      <style:paragraph-properties style:page-number="auto"/>
      <style:text-properties fo:language="en" fo:country="US"/>
    </style:style>
    <style:style style:name="P30" style:family="paragraph" style:parent-style-name="Titulo">
      <style:text-properties fo:language="en" fo:country="US"/>
    </style:style>
    <style:style style:name="P31" style:family="paragraph" style:parent-style-name="Text_20_body" style:list-style-name="L1"/>
    <style:style style:name="P32" style:family="paragraph" style:parent-style-name="Text_20_body" style:list-style-name="L1">
      <style:text-properties officeooo:paragraph-rsid="000c6a96"/>
    </style:style>
    <style:style style:name="P33" style:family="paragraph" style:parent-style-name="Text_20_body" style:list-style-name="L1">
      <style:text-properties officeooo:rsid="000c6a96" officeooo:paragraph-rsid="000c6a96"/>
    </style:style>
    <style:style style:name="P34" style:family="paragraph" style:parent-style-name="Text_20_body">
      <style:text-properties style:font-name="Calibri" fo:language="en" fo:country="US" style:text-underline-style="none" officeooo:rsid="000f0265" officeooo:paragraph-rsid="000f0265" style:font-name-asian="Webdings" style:font-name-complex="Webdings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officeooo:paragraph-rsid="000cecfc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fo:language="en" fo:country="US" officeooo:paragraph-rsid="000cecfc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1155cc" style:text-line-through-style="none" style:text-line-through-type="none" style:font-name="Calibri2" fo:font-size="12pt" fo:language="en" fo:country="US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style:font-name="Calibri" fo:language="en" fo:country="US" style:text-underline-style="none" style:font-name-asian="Webdings" style:font-name-complex="Webdings"/>
    </style:style>
    <style:style style:name="T7" style:family="text">
      <style:text-properties style:font-name="Calibri" fo:language="en" fo:country="US" style:text-underline-style="none" officeooo:rsid="000c6a96" style:font-name-asian="Webdings" style:font-name-complex="Webdings"/>
    </style:style>
    <style:style style:name="T8" style:family="text">
      <style:text-properties style:font-name="Calibri" fo:language="en" fo:country="US" style:text-underline-style="none" officeooo:rsid="000ed909" style:font-name-asian="Webdings" style:font-name-complex="Webdings"/>
    </style:style>
    <style:style style:name="T9" style:family="text">
      <style:text-properties style:font-name="Calibri" fo:language="en" fo:country="US" style:text-underline-style="none" officeooo:rsid="0012e8df" style:font-name-asian="Webdings" style:font-name-complex="Webdings"/>
    </style:style>
    <style:style style:name="T10" style:family="text">
      <style:text-properties style:font-name="Calibri" fo:language="en" fo:country="US" style:text-underline-style="none" officeooo:rsid="0016b1d2" style:font-name-asian="Webdings" style:font-name-complex="Webdings"/>
    </style:style>
    <style:style style:name="T11" style:family="text">
      <style:text-properties style:font-name="Calibri" fo:language="en" fo:country="US" style:text-underline-style="none" officeooo:rsid="000cecfc" style:font-name-asian="Webdings" style:font-name-complex="Webdings"/>
    </style:style>
    <style:style style:name="T12" style:family="text">
      <style:text-properties style:font-name="Calibri" style:text-underline-style="none" style:font-name-asian="Webdings" style:font-name-complex="Webdings"/>
    </style:style>
    <style:style style:name="T13" style:family="text">
      <style:text-properties style:font-name="Calibri" style:text-underline-style="none" officeooo:rsid="000c6a96" style:font-name-asian="Webdings" style:font-name-complex="Webdings"/>
    </style:style>
    <style:style style:name="T14" style:family="text">
      <style:text-properties style:font-name="Calibri" style:text-underline-style="none" officeooo:rsid="000cecfc" style:font-name-asian="Webdings" style:font-name-complex="Webdings"/>
    </style:style>
    <style:style style:name="T15" style:family="text">
      <style:text-properties style:font-name="Calibri" style:text-underline-style="none" officeooo:rsid="000ed909" style:font-name-asian="Webdings" style:font-name-complex="Webdings"/>
    </style:style>
    <style:style style:name="T16" style:family="text">
      <style:text-properties style:font-name="Calibri" style:text-underline-style="none" officeooo:rsid="000f0265" style:font-name-asian="Webdings" style:font-name-complex="Webdings"/>
    </style:style>
    <style:style style:name="T17" style:family="text">
      <style:text-properties style:font-name="Calibri" style:text-underline-style="none" officeooo:rsid="00113ca6" style:font-name-asian="Webdings" style:font-name-complex="Webdings"/>
    </style:style>
    <style:style style:name="T18" style:family="text">
      <style:text-properties style:font-name="Calibri" style:text-underline-style="none" officeooo:rsid="0012e8df" style:font-name-asian="Webdings" style:font-name-complex="Webdings"/>
    </style:style>
    <style:style style:name="T19" style:family="text">
      <style:text-properties style:font-name="Calibri" style:text-underline-style="none" fo:font-weight="bold" officeooo:rsid="000f0265" style:font-name-asian="Webdings" style:font-weight-asian="bold" style:font-name-complex="Webdings" style:font-weight-complex="bold"/>
    </style:style>
    <style:style style:name="T20" style:family="text">
      <style:text-properties style:font-name="Calibri" style:text-underline-style="none" fo:font-weight="bold" officeooo:rsid="000c6a96" style:font-name-asian="Webdings" style:font-weight-asian="bold" style:font-name-complex="Webdings" style:font-weight-complex="bold"/>
    </style:style>
    <style:style style:name="T21" style:family="text">
      <style:text-properties style:font-name="Calibri" style:text-underline-style="solid" style:text-underline-width="auto" style:text-underline-color="font-color" fo:font-weight="bold" officeooo:rsid="000c6a96" style:font-name-asian="Webdings" style:font-weight-asian="bold" style:font-name-complex="Webdings" style:font-weight-complex="bold"/>
    </style:style>
    <style:style style:name="T22" style:family="text">
      <style:text-properties style:font-name="Calibri" fo:font-size="12pt" fo:language="en" fo:country="US" style:text-underline-style="none" officeooo:rsid="0012e8df" style:font-name-asian="Webdings" style:font-name-complex="Webdings"/>
    </style:style>
    <style:style style:name="T23" style:family="text">
      <style:text-properties style:font-name="Calibri" fo:font-size="12pt" fo:language="en" fo:country="US" style:text-underline-style="none" officeooo:rsid="0016b1d2" style:font-name-asian="Webdings" style:font-name-complex="Webdings"/>
    </style:style>
    <style:style style:name="T24" style:family="text">
      <style:text-properties style:font-name="Calibri" fo:font-size="12pt" fo:language="en" fo:country="US" style:text-underline-style="none" officeooo:rsid="001768bd" style:font-name-asian="Webdings" style:font-name-complex="Webdings"/>
    </style:style>
    <style:style style:name="T25" style:family="text">
      <style:text-properties officeooo:rsid="000c6a96"/>
    </style:style>
    <style:style style:name="T26" style:family="text">
      <style:text-properties officeooo:rsid="000cecfc"/>
    </style:style>
    <style:style style:name="T27" style:family="text">
      <style:text-properties officeooo:rsid="0012c440"/>
    </style:style>
    <style:style style:name="T28" style:family="text">
      <style:text-properties officeooo:rsid="0012e8df"/>
    </style:style>
    <style:style style:name="T29" style:family="text">
      <style:text-properties officeooo:rsid="0014d301"/>
    </style:style>
    <style:style style:name="T30" style:family="text">
      <style:text-properties officeooo:rsid="0016b1d2"/>
    </style:style>
    <style:style style:name="T31" style:family="text">
      <style:text-properties style:font-name="Calibri1" fo:font-size="12pt" officeooo:rsid="000c6a96"/>
    </style:style>
    <style:style style:name="T32" style:family="text">
      <style:text-properties style:font-name="Calibri1" fo:font-size="12pt" officeooo:rsid="0016b1d2"/>
    </style:style>
    <style:style style:name="T33" style:family="text">
      <style:text-properties officeooo:rsid="001768bd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7" text:name="NumeroTema"/>
        <text:user-field-decl office:value-type="string" office:string-value="Windows Administration -Part 3-" text:name="Tema"/>
      </text:user-field-decls>
      <draw:frame draw:style-name="fr1" draw:name="Marco1" text:anchor-type="page" text:anchor-page-number="1" svg:x="1.984cm" svg:y="13.958cm" svg:width="17.009cm" draw:z-index="1">
        <draw:text-box fo:min-height="2.224cm">
          <text:p text:style-name="P16"/>
          <text:p text:style-name="P16"><text:user-field-get text:name="Modulo">Computer Systems</text:user-field-get></text:p>
          <text:p text:style-name="P16">CFGS DAW</text:p>
        </draw:text-box>
      </draw:frame>
      <text:p text:style-name="P28"/>
      <text:p text:style-name="P17"/>
      <text:p text:style-name="P17"/>
      <text:p text:style-name="P17"><draw:frame draw:style-name="fr3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P17"/>
      <text:p text:style-name="P17"/>
      <text:p text:style-name="P19">Unit <text:span text:style-name="T25">7</text:span>. <text:user-field-get text:name="Tema">Windows Administration -Part 3-</text:user-field-get></text:p>
      <text:p text:style-name="P18">Activities</text:p>
      <text:p text:style-name="P20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7">Alfredo Oltra / Sergio Garc<text:span text:style-name="T27">í</text:span>a</text:p>
      <text:p text:style-name="P26"><text:a xlink:type="simple" xlink:href="mailto:mail@ceedcv.e" text:style-name="Internet_20_link" text:visited-style-name="Visited_20_Internet_20_Link">alfredo.oltra@ceedcv.e</text:a><text:span text:style-name="T5">s</text:span></text:p>
      <text:p text:style-name="P26"><text:a xlink:type="simple" xlink:href="mailto:sergio.garcia@ceedcv.es" text:style-name="Internet_20_link" text:visited-style-name="Visited_20_Internet_20_Link">sergio.garcia</text:a><text:a xlink:type="simple" xlink:href="mailto:sergio.garcia@ceedcv.es" text:style-name="Internet_20_link" text:visited-style-name="Visited_20_Internet_20_Link">@ceedcv.es</text:a></text:p>
      <text:p text:style-name="P14">201<text:span text:style-name="T29">9</text:span>/20<text:span text:style-name="T29">20</text:span></text:p>
      <text:p text:style-name="P15"><text:tab/><text:tab/><text:tab/><text:tab/><text:tab/><text:tab/><text:tab/><text:tab/><text:tab/><text:tab/>Versión:<text:date style:data-style-name="N104" text:date-value="2019-09-26T12:32:07.324987272">190926</text:date>.<text:time style:data-style-name="N105" text:time-value="2019-09-26T12:32:07.325128717">1229</text:time></text:p>
      <text:p text:style-name="P21"/>
      <text:p text:style-name="P21"/>
      <text:p text:style-name="P21"/>
      <text:p text:style-name="P17"/>
      <text:p text:style-name="P4"><text:soft-page-break/>Licencia</text:p>
      <text:p text:style-name="P17"/>
      <text:p text:style-name="P23"><draw:frame draw:style-name="fr2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2"/>
      <text:p text:style-name="P22"><text:s/></text:p>
      <text:p text:style-name="P4">Nomenclatura</text:p>
      <text:p text:style-name="P5"/>
      <text:p text:style-name="P5">A lo largo de este tema se utilizarán distintos símbolos para distinguir elementos importantes dentro del contenido. Estos símbolos son:</text:p>
      <text:p text:style-name="P5"/>
      <text:p text:style-name="P9"><text:span text:style-name="T3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Text_20_body"/>
      <text:p text:style-name="P9"><text:span text:style-name="T3"> </text:span>Atención. Hace referencia a un tipo de actividad donde los alumnos suelen cometer equivocaciones. </text:p>
      <text:p text:style-name="P10"/>
      <text:p text:style-name="P17"/>
      <text:p text:style-name="P17"/>
      <text:p text:style-name="P17"/>
      <text:p text:style-name="P29"/>
      <text:p text:style-name="P24">UD0<text:user-field-get text:name="NumeroTema">7</text:user-field-get>. <text:user-field-get text:name="Tema">Windows Administration -Part 3-</text:user-field-get></text:p>
      <text:p text:style-name="P25">Activities</text:p>
      <text:p text:style-name="P24"/>
      <text:p text:style-name="P6"><text:span text:style-name="T16">1) Ask those questions trying them in your Windows 10 </text:span><text:span text:style-name="T17">and share your answer in the forum</text:span><text:span text:style-name="T13">.</text:span></text:p>
      <text:p text:style-name="P7"><text:span text:style-name="T12">a) </text:span><text:span text:style-name="T13">W</text:span><text:span text:style-name="T12">hat happens if we have a folder A with B </text:span><text:span text:style-name="T18">inside, and</text:span><text:span text:style-name="T12"> we have all permissions for B, but we don’t have “Traverse folder” permission for A?</text:span></text:p>
      <text:p text:style-name="P8">b) What happens if we have a folder file “X.txt” in a folder “A” and we have permission “Delete” in “X.txt” but we don’t have permission to “Delete folders and files” in “A”? Can we delete “X.txt”?</text:p>
      <text:p text:style-name="P8">c) What happens if we have a folder file “X.txt” in a folder “A” and we don’t have permission “Delete” in “X.txt” but we permission to “Delete folders and files” in “A”? Can we delete “X.txt”?</text:p>
      <text:p text:style-name="P8">d) What happens if we have “<text:span text:style-name="T28">W</text:span>rite permission” but not append permission in “X.txt”?</text:p>
      <text:p text:style-name="P8"/>
      <text:p text:style-name="Text_20_body"><text:span text:style-name="T19">2) </text:span><text:span text:style-name="T20">Discuss </text:span><text:span text:style-name="T21">in the forum</text:span><text:span text:style-name="T20"> the permissions configuration </text:span><text:span text:style-name="T19">for</text:span><text:span text:style-name="T20"> this problem.</text:span></text:p>
      <text:p text:style-name="Text_20_body">We have the following users <text:span text:style-name="T25">and groups (they are only examples, you can assume that groups can be larger )</text:span>:</text:p>
      <text:list xml:id="list2881746049" text:style-name="L1">
        <text:list-item>
          <text:p text:style-name="P32"><text:span text:style-name="T25">Users </text:span><text:span text:style-name="T31">C</text:span><text:span text:style-name="T32">elades</text:span><text:span text:style-name="T25">, Alemany members of “Valencia team managers” and of “Valencia CF”.</text:span></text:p>
        </text:list-item>
        <text:list-item>
          <text:p text:style-name="P33">User <text:span text:style-name="T30">Roberto</text:span> member of “Spain team managers”.</text:p>
        </text:list-item>
        <text:list-item>
          <text:p text:style-name="P31">Parejo, <text:span text:style-name="T30">Cillensen</text:span> and <text:span text:style-name="T30">Rodrigo</text:span>. They are members of group “Valencia CF”.</text:p>
        </text:list-item>
        <text:list-item>
          <text:p text:style-name="P33"><text:span text:style-name="T28">Jordi Alba</text:span>, Messi, <text:span text:style-name="T28">Suarez</text:span>. They are members of group “FC Barcelona”.</text:p>
        </text:list-item>
        <text:list-item>
          <text:p text:style-name="P33">Ramos, <text:span text:style-name="T30">Hazard, Benzema</text:span>, They are members of group “Real Madrid”.</text:p>
        </text:list-item>
        <text:list-item>
          <text:p text:style-name="P33">Group “Spain” has as members: Ramos, <text:span text:style-name="T28">Jordi Alba</text:span>.</text:p>
        </text:list-item>
      </text:list>
      <text:p text:style-name="P13">We want to create:</text:p>
      <text:p text:style-name="P13">a) A folder “<text:span text:style-name="T26">Tactics”</text:span> where members of “Valencia team managers” can create files, <text:span text:style-name="T26">folders and modify them. Resources created can be read (but not modified or deleted) by members of “Valencia CF”</text:span>.</text:p>
      <text:p text:style-name="P35"><text:span text:style-name="T7">b</text:span><text:span text:style-name="T11">) Inside folder “Tactics” a file called “president wishes.txt” that only can be read by members of group “Valencia team Managers”, </text:span><text:span text:style-name="T9">except for</text:span><text:span text:style-name="T11"> </text:span><text:span text:style-name="T8">user</text:span><text:span text:style-name="T11"> “</text:span><text:span text:style-name="T22">A</text:span><text:span text:style-name="T24">lemany</text:span><text:span text:style-name="T11">”, who can’t read that file.</text:span></text:p>
      <text:p text:style-name="P11"><text:span text:style-name="T14">c</text:span><text:span text:style-name="T12">) A folder “</text:span><text:span text:style-name="T14">SpainTactics”</text:span><text:span text:style-name="T12"> where members of “</text:span><text:span text:style-name="T14">Spain</text:span><text:span text:style-name="T12"> team managers” can create files, </text:span><text:span text:style-name="T14">folders and modify them. Resources created can be read (but not modified or deleted) by members of “Spain”</text:span><text:span text:style-name="T12">.</text:span></text:p>
      <text:p text:style-name="P12"><text:span text:style-name="T14"/></text:p>
      <text:p text:style-name="P12"><text:soft-page-break/><text:span text:style-name="T14">d</text:span><text:span text:style-name="T13">) A </text:span><text:span text:style-name="T14">file inside “SpainTactics” called “official twitter messages.txt” where each member of “spain” can read and append information, </text:span><text:span text:style-name="T18">except for </text:span><text:span text:style-name="T15">user </text:span><text:span text:style-name="T14">“Ramos”, who can’t write or read that file</text:span><text:span text:style-name="T13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tarSymbol" svg:font-family="Star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Calibri" svg:font-family="Calibri" style:font-family-generic="swiss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text-properties fo:language="en" fo:country="US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Computer Systems" text:name="Modulo"/>
          <text:user-field-decl office:value-type="string" office:string-value="7" text:name="NumeroTema"/>
          <text:user-field-decl office:value-type="string" office:string-value="Windows Administration -Part 3-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7</text:user-field-get></text:span><text:span text:style-name="MT1">. </text:span><text:span text:style-name="MT1"><text:user-field-get text:name="Tema">Windows Administration -Part 3-</text:user-field-get></text:span></text:p>
      </style:header>
      <style:footer>
        <text:user-field-decls>
          <text:user-field-decl office:value-type="string" office:string-value="7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7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>
      <style:header>
        <text:p text:style-name="MP1"/>
      </style:header>
      <style:footer>
        <text:p text:style-name="MP3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2T00:24:44</meta:creation-date>
    <meta:editing-duration>PT4H33M27S</meta:editing-duration>
    <meta:editing-cycles>29</meta:editing-cycles>
    <meta:generator>LibreOffice/6.3.1.2$Linux_X86_64 LibreOffice_project/30$Build-2</meta:generator>
    <dc:title>Plantilla CEED</dc:title>
    <meta:initial-creator>Alfredo Oltra Orengo</meta:initial-creator>
    <dc:date>2019-09-26T12:32:07.196619908</dc:date>
    <meta:document-statistic meta:table-count="0" meta:image-count="2" meta:object-count="0" meta:page-count="4" meta:paragraph-count="39" meta:word-count="518" meta:character-count="3163" meta:non-whitespace-character-count="2669"/>
  </office:meta>
</office:document-meta>
</file>